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7D0000002F78E18F4F3BF617A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anjari" svg:font-family="Manjari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Manjari" fo:font-size="22pt" officeooo:rsid="0016b0dc" officeooo:paragraph-rsid="0016b0dc" style:font-size-asian="22pt" style:font-size-complex="22pt"/>
    </style:style>
    <style:style style:name="P2" style:family="paragraph" style:parent-style-name="Standard">
      <style:text-properties style:font-name="Manjari" fo:font-size="18pt" officeooo:rsid="0015768d" officeooo:paragraph-rsid="0015768d" style:font-size-asian="18pt" style:font-size-complex="18pt"/>
    </style:style>
    <style:style style:name="P3" style:family="paragraph" style:parent-style-name="Standard">
      <style:text-properties style:font-name="Manjari" fo:font-size="18pt" officeooo:rsid="0015768d" officeooo:paragraph-rsid="0015fd9b" style:font-size-asian="18pt" style:font-size-complex="18pt"/>
    </style:style>
    <style:style style:name="P4" style:family="paragraph" style:parent-style-name="Standard">
      <style:text-properties style:font-name="Manjari Thin" fo:font-size="16pt" style:font-size-asian="16pt" style:font-size-complex="16pt"/>
    </style:style>
    <style:style style:name="P5" style:family="paragraph" style:parent-style-name="Standard">
      <style:text-properties style:font-name="Manjari Thin" fo:font-size="16pt" officeooo:paragraph-rsid="0015fd9b" style:font-size-asian="16pt" style:font-size-complex="16pt"/>
    </style:style>
    <style:style style:name="P6" style:family="paragraph" style:parent-style-name="Standard">
      <style:text-properties style:font-name="Manjari Thin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Manjari" fo:font-size="18pt" officeooo:rsid="0015768d" officeooo:paragraph-rsid="0015768d" style:font-size-asian="18pt" style:font-size-complex="18pt"/>
    </style:style>
    <style:style style:name="T1" style:family="text">
      <style:text-properties style:font-name="Manjari Thin"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92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IM-<text:span text:style-name="T1">Solution of initial value problem using Euler’s Method</text:span></text:p>
      <text:p text:style-name="P2"/>
      <text:p text:style-name="P2">THEORY-</text:p>
      <text:p text:style-name="P2"/>
      <text:p text:style-name="P5">In mathematics and computational science, the Euler method (also called forward Euler method) is a first-order numerical procedure for solving ordinary differential equations (ODEs) with a given initial value.<text:line-break/></text:p>
      <text:p text:style-name="P5">Consider a differential equation <text:span text:style-name="T2">dy/dx = f(x, y)</text:span> with initial condition <text:span text:style-name="T2">y(x0)=y0</text:span></text:p>
      <text:p text:style-name="P5"><text:line-break/>then succesive approximation of this equation can be given by:</text:p>
      <text:p text:style-name="P6">y(n+1) = y(n) + h * f(x(n), y(n))</text:p>
      <text:p text:style-name="P6"/>
      <text:p text:style-name="P4">where h = (x(n) – x(0)) / n<text:line-break/>h indicates step size. </text:p>
      <text:p text:style-name="P2"/>
      <text:p text:style-name="P3">ALGORITHM-</text:p>
      <text:p text:style-name="P4">1. Enter the initial values of x and y(x0 and y0).</text:p>
      <text:p text:style-name="P4">2. Enter the value of x, for which y is to be determined.</text:p>
      <text:p text:style-name="P4">3. Enter the width of the interval, ‘h’.</text:p>
      <text:p text:style-name="P4">4. Do:</text:p>
      <text:p text:style-name="P4"><text:s text:c="7"/>y=y0+(h*dy/dx(x0,y0))</text:p>
      <text:p text:style-name="P4"><text:s text:c="7"/>y0=y.</text:p>
      <text:p text:style-name="P4"><text:s text:c="7"/>x0=x0+h</text:p>
      <text:p text:style-name="P4"><text:s text:c="4"/>Until (x0&gt;=x)</text:p>
      <text:p text:style-name="P4">5. Print y, which is the solutio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CODE-</text:p>
      <text:p text:style-name="P4">#include &lt;iostream&gt; </text:p>
      <text:p text:style-name="P4">using namespace std; </text:p>
      <text:p text:style-name="P4"/>
      <text:p text:style-name="P4">float func(float x, float y) // dy/dx=(x + y + xy) </text:p>
      <text:p text:style-name="P4">{ </text:p>
      <text:p text:style-name="P4">return (x + y + x * y); </text:p>
      <text:p text:style-name="P4">} </text:p>
      <text:p text:style-name="P4">void euler(float x0, float y, float h, float x) </text:p>
      <text:p text:style-name="P4">{ </text:p>
      <text:p text:style-name="P4">float temp = -0; </text:p>
      <text:p text:style-name="P4">while (x0 &lt; x)// Iterating till the point at which we need approximation </text:p>
      <text:p text:style-name="P4">{ </text:p>
      <text:p text:style-name="P4">temp = y; </text:p>
      <text:p text:style-name="P4">y = y + h * func(x0, y); </text:p>
      <text:p text:style-name="P4">x0 = x0 + h; </text:p>
      <text:p text:style-name="P4">} </text:p>
      <text:p text:style-name="P4">cout &lt;&lt; "Approximate solution at x = "</text:p>
      <text:p text:style-name="P4">&lt;&lt; x &lt;&lt; " i.e\n"&lt;&lt;" y("&lt;&lt;x&lt;&lt;") = " &lt;&lt; y &lt;&lt; endl; // Printing approximation </text:p>
      <text:p text:style-name="P4">} </text:p>
      <text:p text:style-name="P4">int main() </text:p>
      <text:p text:style-name="P4">{ </text:p>
      <text:p text:style-name="P4">float x0 = 0; </text:p>
      <text:p text:style-name="P4">float y0 = 1; </text:p>
      <text:p text:style-name="P4">float h = 0.025; </text:p>
      <text:p text:style-name="P4">float x = 0.1; // Value of x at which we need approximation </text:p>
      <text:p text:style-name="P4">euler(x0, y0, h, x); </text:p>
      <text:p text:style-name="P4">return 0; </text:p>
      <text:p text:style-name="P4">} </text:p>
      <text:p text:style-name="P4"/>
      <text:p text:style-name="P2"><draw:frame draw:style-name="fr1" draw:name="Image1" text:anchor-type="paragraph" svg:x="-0.111cm" svg:y="0.78cm" svg:width="15.804cm" svg:height="1.949cm" draw:z-index="0"><draw:image xlink:href="Pictures/100000000000017D0000002F78E18F4F3BF617A0.png" xlink:type="simple" xlink:show="embed" xlink:actuate="onLoad" loext:mime-type="image/png"/></draw:frame>OUTPUT<text:span text:style-name="T3">=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anjari" svg:font-family="Manjari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Manjari" fo:font-size="22pt" officeooo:rsid="0016b0dc" officeooo:paragraph-rsid="0016b0dc" style:font-size-asian="22pt" style:font-size-complex="2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XPERIMENT-8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7T22:38:23.280687124</meta:creation-date>
    <dc:date>2020-04-18T20:03:25.313534888</dc:date>
    <meta:editing-duration>PT6M32S</meta:editing-duration>
    <meta:editing-cycles>3</meta:editing-cycles>
    <meta:generator>LibreOffice/6.3.5.2$Linux_X86_64 LibreOffice_project/30$Build-2</meta:generator>
    <meta:document-statistic meta:table-count="0" meta:image-count="1" meta:object-count="0" meta:page-count="2" meta:paragraph-count="47" meta:word-count="259" meta:character-count="1372" meta:non-whitespace-character-count="1105"/>
  </office:meta>
</office:document-meta>
</file>